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29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29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13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05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2-12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22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12 1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30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24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24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25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30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25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06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2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1-01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09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21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02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2-17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1-27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28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11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05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09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17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13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13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04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19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03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30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30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06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13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07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22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13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20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1-22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1-10 2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7-12-08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7-11-07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2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7-11-07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8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24" meta:object-count="0"/>
    <meta:user-defined meta:name="AppVersion">3.0</meta:user-defined>
  </office:meta>
</office:document-meta>
</file>